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f54" officeooo:paragraph-rsid="001de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21:48:05.598453970</meta:creation-date>
    <dc:date>2023-01-01T21:49:05.350515427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